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08899d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tor_image_validation=# DELETE FROM doctor_image_validation;</text:p>
      <text:p text:style-name="Standard">DELETE 41</text:p>
      <text:p text:style-name="Standard">doctor_image_validation=# ALTER SEQUENCE doctor_image_validation_id_seq RESTART WITH 1;</text:p>
      <text:p text:style-name="Standard">ALTER SEQUENCE</text:p>
      <text:p text:style-name="Standard">doctor_image_validation=# </text:p>
      <text:p text:style-name="Standard"/>
      <text:p text:style-name="Standard"/>
      <text:p text:style-name="Standard">postgres=# DELETE FROM doctors</text:p>
      <text:p text:style-name="Standard"/>
      <text:p text:style-name="P1">verbose193@verbose193-ThinkBook-16-G6-ABP:~$ sudo -i -u postg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4:26:11.522429896</meta:creation-date>
    <dc:date>2025-04-21T13:49:29.780136070</dc:date>
    <meta:editing-duration>PT2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5" meta:character-count="292" meta:non-whitespace-character-count="273"/>
  </office:meta>
</office:document-meta>
</file>